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e9bfe" officeooo:paragraph-rsid="000e9bfe"/>
    </style:style>
    <style:style style:name="P2" style:family="paragraph" style:parent-style-name="Heading_20_3">
      <style:text-properties officeooo:rsid="000f64b3" officeooo:paragraph-rsid="000f64b3"/>
    </style:style>
    <style:style style:name="P3" style:family="paragraph" style:parent-style-name="Standard">
      <style:text-properties officeooo:paragraph-rsid="000e9bfe"/>
    </style:style>
    <style:style style:name="P4" style:family="paragraph" style:parent-style-name="Standard">
      <style:text-properties fo:font-weight="bold" officeooo:rsid="000e9bfe" officeooo:paragraph-rsid="000e9bfe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33ff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officeooo:rsid="002433ff"/>
    </style:style>
    <style:style style:name="T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Memory footprint June 7<text:span text:style-name="T7">th</text:span> 2021</text:h>
      <text:h text:style-name="P2" text:outline-level="3">Alt title: Solution to the storage problem June8th2021</text:h>
      <text:p text:style-name="P3"><text:span text:style-name="T2">I have been really stressed out lately regarding my usage of memory and the end of Moores law, with the concern of how much of a digital footprint I am leaving, and if the systems of the future can keep up with what I am doing. If everyone were doing what I do, every single byte of hard drive space in the world would have been filled at least 3 times (an estimate of 30 terabytes per person, for 2 billion people/devices, or 60,000,000,000 terabytes (60 Zettabytes) but the number is still going up, and the number of devices is greater than 2 billion. Putting it like this, I suddenly am not as worried. I am still going to work on it though. </text:span></text:p>
      <text:p text:style-name="P4"><text:span text:style-name="T5">C</text:span><text:span text:style-name="T4">onclusion:</text:span><text:span text:style-name="T1"> </text:span><text:span text:style-name="T6">hardly a problem, as not everybody uses this much, and even with 100 billion full devices, and 100 terabytes each (1 Yottabyte, if my tired calculation is correct, I will fact check: 100,000,000,000 * 100,000,000,000,000 = 1e+25, Python is not doing me well right now, check for yourself to find the answer) it is still able to fit in the scope. Just work on it a little better. Maybe when we become Cyborgs, it will become wor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22:07:39.985568570</meta:creation-date>
    <dc:date>2021-06-08T22:16:26.387611451</dc:date>
    <meta:editing-duration>PT8M46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4" meta:word-count="214" meta:character-count="1172" meta:non-whitespace-character-count="961"/>
  </office:meta>
</office:document-meta>
</file>